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95cm" draw:marker-end-width="0.295cm" svg:stroke-linecap="butt" draw:fill-color="#ffffcc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2" style:family="graphic" style:parent-style-name="objectwithoutfill">
      <style:graphic-properties draw:stroke="dash" draw:stroke-dash="Fine_20_Dashed_20__28_var_29_" svg:stroke-width="0.03cm" svg:stroke-color="#808080" draw:marker-start="" draw:marker-start-width="0.18cm" draw:marker-end-width="0.295cm" draw:fill="none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3cm" draw:marker-start-width="0.35cm" draw:marker-end-width="0.35cm" draw:fill="solid" draw:fill-color="#e6e6e6" draw:textarea-horizontal-align="justify" draw:textarea-vertical-align="middle" draw:auto-grow-height="false" fo:min-height="0cm" fo:min-width="0cm" fo:padding-top="0.14cm" fo:padding-bottom="0.14cm" fo:padding-left="0.265cm" fo:padding-right="0.265cm" fo:wrap-option="no-wrap" draw:shadow="hidden"/>
    </style:style>
    <style:style style:name="gr4" style:family="graphic" style:parent-style-name="standard">
      <style:graphic-properties svg:stroke-width="0.03cm" svg:stroke-color="#000000" draw:marker-start-width="0.295cm" draw:marker-end-width="0.295cm" draw:fill-color="#ffffff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4.716cm"/>
    </style:style>
    <style:style style:name="gr6" style:family="graphic" style:parent-style-name="objectwithoutfill">
      <style:graphic-properties svg:stroke-width="0.05cm" draw:marker-start="Small_20_Arrow" draw:marker-start-width="0.18cm" draw:marker-end-width="0.36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draw:marker-start="" draw:marker-start-width="0.24cm" draw:marker-end="Small_20_Arrow" draw:marker-end-width="0.18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3cm" svg:stroke-color="#000000" draw:marker-start-width="0.295cm" draw:marker-end-width="0.295cm" svg:stroke-linecap="butt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9" style:family="graphic" style:parent-style-name="objectwithoutfill">
      <style:graphic-properties svg:stroke-width="0.03cm" draw:marker-start-width="0.295cm" draw:marker-end-width="0.295cm" draw:fill="solid" draw:fill-color="#ffff00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70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0.98cm"/>
    </style:style>
    <style:style style:name="gr12" style:family="graphic" style:parent-style-name="objectwithoutfill">
      <style:graphic-properties svg:stroke-width="0.03cm" draw:marker-start-width="0.295cm" draw:marker-end-width="0.295cm" draw:fill="solid" draw:fill-color="#99ccff" draw:textarea-vertical-align="middle" fo:padding-top="0.14cm" fo:padding-bottom="0.14cm" fo:padding-left="0.265cm" fo:padding-right="0.26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5cm" fo:min-width="0.41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99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4.716cm"/>
    </style:style>
    <style:style style:name="gr16" style:family="graphic" style:parent-style-name="objectwithoutfill">
      <style:graphic-properties svg:stroke-width="0.03cm" draw:marker-start-width="0.25cm" draw:marker-end-width="0.25cm" draw:fill="none" draw:textarea-vertical-align="middle" fo:padding-top="0.14cm" fo:padding-bottom="0.14cm" fo:padding-left="0.265cm" fo:padding-right="0.265cm"/>
    </style:style>
    <style:style style:name="gr17" style:family="graphic" style:parent-style-name="standard">
      <style:graphic-properties svg:stroke-width="0.03cm" svg:stroke-color="#000000" draw:marker-start-width="0.295cm" draw:marker-end-width="0.295cm" draw:fill-color="#c0c0c0" draw:textarea-vertical-align="middle" fo:padding-top="0.14cm" fo:padding-bottom="0.14cm" fo:padding-left="0.265cm" fo:padding-right="0.26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8cm" fo:min-width="4.71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4.716cm"/>
    </style:style>
    <style:style style:name="gr20" style:family="graphic" style:parent-style-name="standard">
      <style:graphic-properties svg:stroke-color="#00ff00" svg:stroke-opacity="10%" draw:fill-color="#00ff00" draw:opacity="10%" draw:textarea-horizontal-align="justify" draw:textarea-vertical-align="middle" draw:auto-grow-height="false" fo:min-height="0cm" fo:min-width="0cm" draw:shadow-opacity="10%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4.716cm"/>
    </style:style>
    <style:style style:name="gr22" style:family="graphic" style:parent-style-name="standard">
      <style:graphic-properties svg:stroke-width="0.03cm" svg:stroke-color="#000000" draw:marker-start-width="0.295cm" draw:marker-end-width="0.295cm" svg:stroke-linecap="butt" draw:fill-color="#ff0000" draw:opacity="10%" draw:textarea-horizontal-align="justify" draw:textarea-vertical-align="middle" draw:auto-grow-height="false" fo:min-height="0cm" fo:min-width="0cm" fo:padding-top="0.14cm" fo:padding-bottom="0.14cm" fo:padding-left="0.265cm" fo:padding-right="0.265cm" draw:shadow-opacity="10%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41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1.31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1.865cm"/>
    </style:style>
    <style:style style:name="gr26" style:family="graphic" style:parent-style-name="standard">
      <style:graphic-properties svg:stroke-width="0.03cm" svg:stroke-color="#000000" draw:marker-start-width="0.295cm" draw:marker-end-width="0.295cm" svg:stroke-linecap="butt" draw:fill-color="#83caff" draw:opacity="15%" draw:textarea-horizontal-align="justify" draw:textarea-vertical-align="middle" draw:auto-grow-height="false" fo:min-height="0cm" fo:min-width="0cm" fo:padding-top="0.14cm" fo:padding-bottom="0.14cm" fo:padding-left="0.265cm" fo:padding-right="0.265cm" draw:shadow-opacity="15%"/>
    </style:style>
    <style:style style:name="gr27" style:family="graphic" style:parent-style-name="objectwithoutfill">
      <style:graphic-properties draw:stroke="dash" draw:stroke-dash="Ultrafine_20_Dashed" svg:stroke-width="0.03cm" svg:stroke-color="#00008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1.725cm"/>
    </style:style>
    <style:style style:name="gr29" style:family="graphic" style:parent-style-name="objectwithoutfill">
      <style:graphic-properties draw:stroke="dash" draw:stroke-dash="Ultrafine_20_Dashed" svg:stroke-width="0.03cm" svg:stroke-color="#80000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30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draw:stroke="dash" draw:stroke-dash="Fine_20_Dashed_20__28_var_29_" svg:stroke-width="0.03cm" svg:stroke-color="#80808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32" style:family="graphic" style:parent-style-name="objectwithoutfill">
      <style:graphic-properties draw:stroke="dash" draw:stroke-dash="Fine_20_Dashed_20__28_var_29_" svg:stroke-width="0.03cm" svg:stroke-color="#808080" draw:marker-start-width="0.25cm" draw:marker-end-width="0.25cm" draw:fill="none" draw:textarea-vertical-align="middle" fo:padding-top="0.14cm" fo:padding-bottom="0.14cm" fo:padding-left="0.265cm" fo:padding-right="0.265cm"/>
    </style:style>
    <style:style style:name="gr33" style:family="graphic" style:parent-style-name="objectwithoutfill">
      <style:graphic-properties svg:stroke-width="0.03cm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34" style:family="graphic" style:parent-style-name="standard">
      <style:graphic-properties svg:stroke-width="0.03cm" svg:stroke-color="#000000" draw:marker-start-width="0.295cm" draw:marker-end-width="0.295cm" svg:stroke-linecap="butt" draw:fill-color="#00ff00" draw:opacity="20%" draw:textarea-horizontal-align="justify" draw:textarea-vertical-align="middle" draw:auto-grow-height="false" fo:min-height="0cm" fo:min-width="0cm" fo:padding-top="0.14cm" fo:padding-bottom="0.14cm" fo:padding-left="0.265cm" fo:padding-right="0.265cm" draw:shadow-opacity="20%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1cm" fo:min-width="0.70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44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3cm" fo:min-width="0.41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1.64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8cm" fo:min-width="0.70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1.31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8cm" fo:min-width="0.708cm"/>
    </style:style>
    <style:style style:name="gr42" style:family="graphic" style:parent-style-name="standard">
      <style:graphic-properties svg:stroke-width="0.03cm" svg:stroke-color="#ffff00" draw:marker-start-width="0.295cm" draw:marker-end-width="0.295cm" svg:stroke-linecap="butt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43" style:family="graphic" style:parent-style-name="objectwithoutfill">
      <style:graphic-properties svg:stroke-width="0.03cm" svg:stroke-color="#ffff00" draw:marker-start-width="0.295cm" draw:marker-end-width="0.295cm" draw:fill="solid" draw:fill-color="#ffff00" draw:textarea-vertical-align="middle" fo:padding-top="0.14cm" fo:padding-bottom="0.14cm" fo:padding-left="0.265cm" fo:padding-right="0.265cm"/>
    </style:style>
    <style:style style:name="gr44" style:family="graphic" style:parent-style-name="standard">
      <style:graphic-properties draw:stroke="none" svg:stroke-color="#ffff00" draw:fill="none" draw:fill-color="#ffffff" draw:textarea-horizontal-align="left" draw:auto-grow-height="true" draw:auto-grow-width="true" fo:min-height="0.412cm" fo:min-width="0.709cm"/>
    </style:style>
    <style:style style:name="gr45" style:family="graphic" style:parent-style-name="objectwithoutfill">
      <style:graphic-properties svg:stroke-width="0.03cm" draw:marker-start="Small_20_Arrow" draw:marker-start-width="0.145cm" draw:marker-end="Small_20_Arrow" draw:marker-end-width="0.145cm" draw:fill="none" draw:textarea-vertical-align="middle" fo:padding-top="0.14cm" fo:padding-bottom="0.14cm" fo:padding-left="0.265cm" fo:padding-right="0.265cm"/>
    </style:style>
    <style:style style:name="gr46" style:family="graphic" style:parent-style-name="objectwithoutfill">
      <style:graphic-properties svg:stroke-width="0.03cm" draw:marker-start="" draw:marker-start-width="0.19cm" draw:marker-end="Small_20_Arrow" draw:marker-end-width="0.13cm" draw:fill="none" draw:textarea-vertical-align="middle" fo:padding-top="0.14cm" fo:padding-bottom="0.14cm" fo:padding-left="0.265cm" fo:padding-right="0.265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5cm" fo:min-width="4.716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3.609cm" svg:height="2.4cm" svg:x="4cm" svg:y="13.1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.4cm" svg:y1="9.493cm" svg:x2="2.4cm" svg:y2="10.293cm">
          <text:p/>
        </draw:line>
        <draw:g>
          <draw:path draw:style-name="gr3" draw:text-style-name="P1" draw:layer="layout" svg:width="5.999cm" svg:height="2.518cm" svg:x="2.3cm" svg:y="2.381cm" svg:viewBox="0 0 6000 2519" svg:d="M600 730c-115-294 347-482 862-482 167-6 38-53 338-53 134-134 553-178 827-178 180 3 331 17 473 89 103-118 325-80 547-80 198 0 368 53 484 130 269-228 467-139 669-139 320 0 451 135 506 311 317 48 540 204 540 388 0 54 1 53-46 103 132 86 200 253 200 368 0 251-287 395-751 433 0 243-298 800-749 800-149 0-271-47-400-89-111 212-584 178-1000 178-304 0-520 53-700-87-100 89-128-2-600-2-385 0-600-89-994-437-606 82-806-185-806-363 0-86 193-130 295-192-188-56-295-160-295-282 0-168 296-397 600-416z">
            <text:p/>
          </draw:path>
          <draw:path draw:style-name="gr3" draw:text-style-name="P1" draw:layer="layout" svg:width="0.042cm" svg:height="0.085cm" svg:x="2.906cm" svg:y="3.111cm" svg:viewBox="0 0 43 86" svg:d="M0 0c5 27 29 57 43 86">
            <text:p/>
          </draw:path>
          <draw:path draw:style-name="gr3" draw:text-style-name="P1" draw:layer="layout" svg:width="0.196cm" svg:height="0.076cm" svg:x="4.1cm" svg:y="2.576cm" svg:viewBox="0 0 197 77" svg:d="M0 0c65 22 142 50 197 77">
            <text:p/>
          </draw:path>
          <draw:path draw:style-name="gr3" draw:text-style-name="P1" draw:layer="layout" svg:width="0.065cm" svg:height="0.098cm" svg:x="5.334cm" svg:y="2.487cm" svg:viewBox="0 0 66 99" svg:d="M66 0c-26 24-53 72-66 99">
            <text:p/>
          </draw:path>
          <draw:path draw:style-name="gr3" draw:text-style-name="P1" draw:layer="layout" svg:width="0.192cm" svg:height="0.146cm" svg:x="6.307cm" svg:y="2.487cm" svg:viewBox="0 0 193 147" svg:d="M193 0c-44 26-162 111-193 147">
            <text:p/>
          </draw:path>
          <draw:path draw:style-name="gr3" draw:text-style-name="P1" draw:layer="layout" svg:width="0.007cm" svg:height="0.083cm" svg:x="7.597cm" svg:y="2.7cm" svg:viewBox="0 0 8 84" svg:d="M3 0c5 22 9 74-3 84">
            <text:p/>
          </draw:path>
          <draw:path draw:style-name="gr3" draw:text-style-name="P1" draw:layer="layout" svg:width="0.141cm" svg:height="0.106cm" svg:x="7.958cm" svg:y="3.2cm" svg:viewBox="0 0 142 107" svg:d="M142 0c-48 56-53 65-142 107">
            <text:p/>
          </draw:path>
          <draw:path draw:style-name="gr3" draw:text-style-name="P1" draw:layer="layout" svg:width="0.274cm" svg:height="0.309cm" svg:x="7.3cm" svg:y="3.693cm" svg:viewBox="0 0 275 310" svg:d="M250 310c24-94 105-228-250-310">
            <text:p/>
          </draw:path>
          <draw:path draw:style-name="gr3" draw:text-style-name="P1" draw:layer="layout" svg:width="0.199cm" svg:height="0.266cm" svg:x="6.4cm" svg:y="4.445cm" svg:viewBox="0 0 200 267" svg:d="M0 267c21-36 192-230 200-267">
            <text:p/>
          </draw:path>
          <draw:path draw:style-name="gr3" draw:text-style-name="P1" draw:layer="layout" svg:width="0.097cm" svg:height="0.095cm" svg:x="4.655cm" svg:y="4.741cm" svg:viewBox="0 0 98 96" svg:d="M98 96c-43-27-72-65-98-96">
            <text:p/>
          </draw:path>
          <draw:path draw:style-name="gr3" draw:text-style-name="P1" draw:layer="layout" svg:width="0.157cm" svg:height="0.021cm" svg:x="3.075cm" svg:y="4.343cm" svg:viewBox="0 0 158 22" svg:d="M0 22c55-3 107-13 158-22">
            <text:p/>
          </draw:path>
          <draw:path draw:style-name="gr3" draw:text-style-name="P1" draw:layer="layout" svg:width="0.35cm" svg:height="0.046cm" svg:x="2.566cm" svg:y="3.811cm" svg:viewBox="0 0 351 47" svg:d="M0 0c94 27 197 53 351 45">
            <text:p/>
          </draw:path>
        </draw:g>
        <draw:g>
          <draw:rect draw:style-name="gr4" draw:text-style-name="P1" draw:layer="layout" svg:width="2cm" svg:height="2cm" svg:x="4.2cm" svg:y="2.7cm">
            <text:p/>
          </draw:rect>
          <draw:frame draw:style-name="gr5" draw:text-style-name="P2" draw:layer="layout" svg:width="2cm" svg:height="1.225cm" svg:x="4.2cm" svg:y="3.101cm">
            <draw:text-box>
              <text:p><text:span text:style-name="T1">MQTT</text:span></text:p>
              <text:p><text:span text:style-name="T1">Broker</text:span></text:p>
            </draw:text-box>
          </draw:frame>
        </draw:g>
        <draw:line draw:style-name="gr6" draw:text-style-name="P1" draw:layer="layout" svg:x1="16.4cm" svg:y1="6.2cm" svg:x2="16.4cm" svg:y2="5.386cm">
          <text:p/>
        </draw:line>
        <draw:line draw:style-name="gr7" draw:text-style-name="P1" draw:layer="layout" svg:x1="16.4cm" svg:y1="9cm" svg:x2="16.4cm" svg:y2="8.2cm">
          <text:p/>
        </draw:line>
        <draw:g>
          <draw:custom-shape draw:style-name="gr8" draw:text-style-name="P1" draw:layer="layout" svg:width="1.998cm" svg:height="1.993cm" svg:x="4.202cm" svg:y="13.29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9" draw:text-style-name="P1" draw:layer="layout" svg:width="2.001cm" svg:height="0.481cm" svg:x="4.2cm" svg:y="14.815cm" svg:viewBox="0 0 2002 482" svg:d="M2000 0c-1999 0-2000 0-2000 0 0 0 3 24 3 167 3 41 9 85 17 121 9 36 20 66 33 93 13 26 23 43 40 61s40 34 60 40c565-1 1699 0 1699 0 0 0 39-13 60-40 21-25 32-48 41-68 9-21 21-44 32-84s14-81 17-123c1-140-2-167-2-167z">
            <text:p/>
          </draw:path>
          <draw:frame draw:style-name="gr10" draw:text-style-name="P3" draw:layer="layout" svg:width="1.209cm" svg:height="0.662cm" svg:x="4.6cm" svg:y="14.715cm">
            <draw:text-box>
              <text:p><text:span text:style-name="T2">.vue</text:span></text:p>
            </draw:text-box>
          </draw:frame>
        </draw:g>
        <draw:frame draw:style-name="gr11" draw:text-style-name="P2" draw:layer="layout" svg:width="1.814cm" svg:height="1.225cm" svg:x="4.301cm" svg:y="13.477cm">
          <draw:text-box>
            <text:p><text:span text:style-name="T1">CiMqtt</text:span></text:p>
            <text:p><text:span text:style-name="T1">LastX</text:span></text:p>
          </draw:text-box>
        </draw:frame>
        <draw:g>
          <draw:custom-shape draw:style-name="gr8" draw:text-style-name="P1" draw:layer="layout" svg:width="1.998cm" svg:height="2.026cm" svg:x="15.403cm" svg:y="8.99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2" draw:text-style-name="P1" draw:layer="layout" svg:width="2.001cm" svg:height="0.488cm" svg:x="15.401cm" svg:y="10.528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3" draw:text-style-name="P3" draw:layer="layout" svg:width="0.913cm" svg:height="0.665cm" svg:x="15.901cm" svg:y="10.427cm">
            <draw:text-box>
              <text:p><text:span text:style-name="T2">.ts</text:span></text:p>
            </draw:text-box>
          </draw:frame>
        </draw:g>
        <draw:frame draw:style-name="gr14" draw:text-style-name="P2" draw:layer="layout" svg:width="1.493cm" svg:height="0.738cm" svg:x="15.701cm" svg:y="9.407cm">
          <draw:text-box>
            <text:p><text:span text:style-name="T1">main</text:span></text:p>
          </draw:text-box>
        </draw:frame>
        <draw:rect draw:style-name="gr4" draw:text-style-name="P1" draw:layer="layout" svg:width="2cm" svg:height="2cm" svg:x="15.4cm" svg:y="3.4cm">
          <text:p/>
        </draw:rect>
        <draw:frame draw:style-name="gr15" draw:text-style-name="P2" draw:layer="layout" svg:width="2.3cm" svg:height="0.738cm" svg:x="15.3cm" svg:y="4.201cm">
          <draw:text-box>
            <text:p><text:span text:style-name="T1">Browser</text:span></text:p>
          </draw:text-box>
        </draw:frame>
        <draw:line draw:style-name="gr16" draw:text-style-name="P1" draw:layer="layout" svg:x1="17.4cm" svg:y1="3.8cm" svg:x2="15.4cm" svg:y2="3.8cm">
          <text:p/>
        </draw:line>
        <draw:line draw:style-name="gr16" draw:text-style-name="P1" draw:layer="layout" svg:x1="17.1cm" svg:y1="3.7cm" svg:x2="17.3cm" svg:y2="3.5cm">
          <text:p/>
        </draw:line>
        <draw:rect draw:style-name="gr17" draw:text-style-name="P1" draw:layer="layout" svg:width="1.6cm" svg:height="0.4cm" svg:x="15.4cm" svg:y="3.4cm">
          <text:p/>
        </draw:rect>
        <draw:line draw:style-name="gr16" draw:text-style-name="P1" draw:layer="layout" svg:x1="17.1cm" svg:y1="3.5cm" svg:x2="17.3cm" svg:y2="3.7cm">
          <text:p/>
        </draw:line>
        <draw:frame draw:style-name="gr18" draw:text-style-name="P4" draw:layer="layout" svg:width="2.1cm" svg:height="0.818cm" svg:x="15.3cm" svg:y="2.4cm">
          <draw:text-box>
            <text:p><text:span text:style-name="T3">START</text:span></text:p>
          </draw:text-box>
        </draw:frame>
        <draw:rect draw:style-name="gr4" draw:text-style-name="P1" draw:layer="layout" svg:width="2cm" svg:height="2cm" svg:x="15.4cm" svg:y="6.2cm">
          <text:p/>
        </draw:rect>
        <draw:frame draw:style-name="gr5" draw:text-style-name="P2" draw:layer="layout" svg:width="1.7cm" svg:height="1.225cm" svg:x="15.6cm" svg:y="6.801cm">
          <draw:text-box>
            <text:p><text:span text:style-name="T1">index</text:span></text:p>
            <text:p><text:span text:style-name="T1">.html</text:span></text:p>
          </draw:text-box>
        </draw:frame>
        <draw:frame draw:style-name="gr19" draw:text-style-name="P5" draw:layer="layout" svg:width="1.8cm" svg:height="0.725cm" svg:x="15.5cm" svg:y="6.303cm">
          <draw:text-box>
            <text:p><text:span text:style-name="T4">public/</text:span></text:p>
          </draw:text-box>
        </draw:frame>
        <draw:custom-shape draw:style-name="gr20" draw:text-style-name="P1" draw:layer="layout" svg:width="2cm" svg:height="0.8cm" svg:x="15.4cm" svg:y="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6" draw:layer="layout" svg:width="1.4cm" svg:height="0.729cm" svg:x="15.2cm" svg:y="8.204cm">
          <draw:text-box>
            <text:p><text:span text:style-name="T5">app</text:span></text:p>
          </draw:text-box>
        </draw:frame>
        <draw:line draw:style-name="gr7" draw:text-style-name="P1" draw:layer="layout" svg:x1="16.4cm" svg:y1="13.3cm" svg:x2="16.4cm" svg:y2="11.013cm">
          <text:p/>
        </draw:line>
        <draw:line draw:style-name="gr6" draw:text-style-name="P1" draw:layer="layout" svg:x1="5.2cm" svg:y1="5.5cm" svg:x2="5.2cm" svg:y2="4.7cm">
          <text:p/>
        </draw:line>
        <draw:custom-shape draw:style-name="gr22" draw:text-style-name="P1" draw:layer="layout" svg:width="1.998cm" svg:height="2.026cm" svg:x="1.403cm" svg:y="7.486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8" draw:text-style-name="P1" draw:layer="layout" svg:width="1.996cm" svg:height="1.985cm" svg:x="4.202cm" svg:y="5.499cm">
            <text:p/>
            <draw:enhanced-geometry svg:viewBox="0 0 21600 21600" draw:mirror-vertical="true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2" draw:text-style-name="P1" draw:layer="layout" svg:width="1.999cm" svg:height="0.478cm" svg:x="4.2cm" svg:y="7.004cm" svg:viewBox="0 0 2000 479" svg:d="M1998 0c-1997 0-1998 0-1998 0 0 0 3 24 3 166 3 41 9 85 17 121 9 35 20 66 33 92s23 44 40 61c17 18 40 33 60 39 564-1 1697 0 1697 0 0 0 39-13 60-39 21-25 32-48 41-68s21-44 32-83c11-40 14-81 17-123 1-139-2-166-2-166z">
            <text:p/>
          </draw:path>
          <draw:frame draw:style-name="gr23" draw:text-style-name="P3" draw:layer="layout" svg:width="0.913cm" svg:height="0.675cm" svg:x="4.7cm" svg:y="6.905cm">
            <draw:text-box>
              <text:p><text:span text:style-name="T2">.ts</text:span></text:p>
            </draw:text-box>
          </draw:frame>
        </draw:g>
        <draw:frame draw:style-name="gr24" draw:text-style-name="P2" draw:layer="layout" svg:width="1.814cm" svg:height="1.242cm" svg:x="4.3cm" svg:y="5.686cm">
          <draw:text-box>
            <text:p><text:span text:style-name="T1">CiMqtt</text:span></text:p>
            <text:p><text:span text:style-name="T1">Client</text:span></text:p>
          </draw:text-box>
        </draw:frame>
        <draw:custom-shape draw:style-name="gr8" draw:text-style-name="P1" draw:layer="layout" svg:width="2cm" svg:height="2cm" svg:x="4.2cm" svg:y="10.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2" draw:text-style-name="P1" draw:layer="layout" svg:width="2.001cm" svg:height="0.47cm" svg:x="4.2cm" svg:y="11.829cm" svg:viewBox="0 0 2002 471" svg:d="M2000 0c-1999 0-2000 0-2000 0 0 0 3 23 3 163 3 41 9 84 17 119 9 35 20 66 33 91s23 43 40 60c17 18 40 32 60 38 565-1 1699 0 1699 0 0 0 39-13 60-38 21-26 32-48 41-67s21-43 32-82 14-79 17-121c1-137-2-163-2-163z">
          <text:p/>
        </draw:path>
        <draw:frame draw:style-name="gr13" draw:text-style-name="P3" draw:layer="layout" svg:width="0.913cm" svg:height="0.665cm" svg:x="4.7cm" svg:y="11.728cm">
          <draw:text-box>
            <text:p><text:span text:style-name="T2">.ts</text:span></text:p>
          </draw:text-box>
        </draw:frame>
        <draw:frame draw:style-name="gr25" draw:text-style-name="P2" draw:layer="layout" svg:width="2.365cm" svg:height="1.678cm" svg:x="4cm" svg:y="10.208cm">
          <draw:text-box>
            <text:p><text:span text:style-name="T1"><text:s text:c="2"/></text:span><text:span text:style-name="T1">CiMqtt</text:span></text:p>
            <text:p><text:span text:style-name="T1"><text:s text:c="2"/></text:span><text:span text:style-name="T1">LastX</text:span></text:p>
            <text:p><text:span text:style-name="T6">Controller</text:span></text:p>
          </draw:text-box>
        </draw:frame>
        <draw:custom-shape draw:style-name="gr26" draw:text-style-name="P1" draw:layer="layout" svg:width="1.998cm" svg:height="2cm" svg:x="1.403cm" svg:y="10.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2" draw:text-style-name="P1" draw:layer="layout" svg:width="2.001cm" svg:height="0.478cm" svg:x="1.401cm" svg:y="11.821cm" svg:viewBox="0 0 2002 479" svg:d="M2000 0c-1999 0-2000 0-2000 0 0 0 3 24 3 166 3 42 9 85 17 121 9 35 20 67 33 92 13 26 23 44 40 62 17 17 40 32 60 38 565-1 1699 0 1699 0 0 0 39-13 60-38 21-27 32-49 41-69 9-19 21-44 32-83 11-40 14-80 17-123 1-140-2-166-2-166z">
          <text:p/>
        </draw:path>
        <draw:frame draw:style-name="gr13" draw:text-style-name="P3" draw:layer="layout" svg:width="0.913cm" svg:height="0.665cm" svg:x="1.901cm" svg:y="11.72cm">
          <draw:text-box>
            <text:p><text:span text:style-name="T2">.ts</text:span></text:p>
          </draw:text-box>
        </draw:frame>
        <draw:frame draw:style-name="gr25" draw:text-style-name="P2" draw:layer="layout" svg:width="2.365cm" svg:height="1.241cm" svg:x="1.201cm" svg:y="10.5cm">
          <draw:text-box>
            <text:p><text:span text:style-name="T1"><text:s text:c="2"/></text:span><text:span text:style-name="T1">CiBase</text:span></text:p>
            <text:p><text:span text:style-name="T6">Controller</text:span></text:p>
          </draw:text-box>
        </draw:frame>
        <draw:line draw:style-name="gr27" draw:text-style-name="P1" draw:layer="layout" svg:x1="4.2cm" svg:y1="11.293cm" svg:x2="3.4cm" svg:y2="11.3cm">
          <text:p/>
        </draw:line>
        <draw:path draw:style-name="gr12" draw:text-style-name="P1" draw:layer="layout" svg:width="2.001cm" svg:height="0.488cm" svg:x="1.401cm" svg:y="9.022cm" svg:viewBox="0 0 2002 489" svg:d="M2000 0c-1999 0-2000 0-2000 0 0 0 3 24 3 169 3 43 9 87 17 124 9 36 20 68 33 94s23 45 40 63 40 33 60 39c565-1 1699 0 1699 0 0 0 39-13 60-39 21-27 32-50 41-70s21-45 32-85c11-41 14-82 17-126 1-142-2-169-2-169z">
          <text:p/>
        </draw:path>
        <draw:frame draw:style-name="gr13" draw:text-style-name="P3" draw:layer="layout" svg:width="0.913cm" svg:height="0.665cm" svg:x="1.901cm" svg:y="8.921cm">
          <draw:text-box>
            <text:p><text:span text:style-name="T2">.ts</text:span></text:p>
          </draw:text-box>
        </draw:frame>
        <draw:frame draw:style-name="gr28" draw:text-style-name="P2" draw:layer="layout" svg:width="2.225cm" svg:height="1.712cm" svg:x="1.35cm" svg:y="7.443cm">
          <draw:text-box>
            <text:p><text:span text:style-name="T1"><text:s text:c="2"/></text:span><text:span text:style-name="T1">CiMqtt</text:span><text:span text:style-name="T1"><text:line-break/></text:span><text:span text:style-name="T1"> <text:s/>Client</text:span></text:p>
            <text:p><text:span text:style-name="T1">Instance</text:span></text:p>
          </draw:text-box>
        </draw:frame>
        <draw:line draw:style-name="gr29" draw:text-style-name="P1" draw:layer="layout" svg:x1="5.1cm" svg:y1="8.593cm" svg:x2="3.4cm" svg:y2="8.6cm">
          <text:p/>
        </draw:line>
        <draw:line draw:style-name="gr30" draw:text-style-name="P1" draw:layer="layout" svg:x1="5.2cm" svg:y1="8.893cm" svg:x2="5cm" svg:y2="8.293cm">
          <text:p/>
        </draw:line>
        <draw:line draw:style-name="gr16" draw:text-style-name="P1" draw:layer="layout" svg:x1="5.2cm" svg:y1="8.293cm" svg:x2="5.2cm" svg:y2="7.493cm">
          <text:p/>
        </draw:line>
        <draw:line draw:style-name="gr31" draw:text-style-name="P1" draw:layer="layout" svg:x1="2.4cm" svg:y1="7.486cm" svg:x2="2.4cm" svg:y2="6.493cm">
          <text:p/>
        </draw:line>
        <draw:line draw:style-name="gr32" draw:text-style-name="P1" draw:layer="layout" svg:x1="4.2cm" svg:y1="6.5cm" svg:x2="2.4cm" svg:y2="6.493cm">
          <text:p/>
        </draw:line>
        <draw:line draw:style-name="gr33" draw:text-style-name="P1" draw:layer="layout" svg:x1="5.2cm" svg:y1="10.272cm" svg:x2="5.2cm" svg:y2="8.893cm">
          <text:p/>
        </draw:line>
        <draw:line draw:style-name="gr33" draw:text-style-name="P1" draw:layer="layout" svg:x1="5.2cm" svg:y1="13.3cm" svg:x2="5.2cm" svg:y2="12.3cm">
          <text:p/>
        </draw:line>
        <draw:g>
          <draw:custom-shape draw:style-name="gr34" draw:text-style-name="P1" draw:layer="layout" svg:width="2cm" svg:height="2cm" svg:x="1.4cm" svg:y="13.28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9" draw:text-style-name="P1" draw:layer="layout" svg:width="2.001cm" svg:height="0.487cm" svg:x="1.398cm" svg:y="14.812cm" svg:viewBox="0 0 2002 488" svg:d="M2000 0c-1999 0-2000 0-2000 0 0 0 3 24 3 169 3 42 9 86 17 123 9 36 20 67 33 94 13 26 23 44 40 62s40 34 60 40c565-1 1699 0 1699 0 0 0 39-13 60-40 21-26 32-49 41-69 9-21 21-45 32-85 11-41 14-82 17-125 1-142-2-169-2-169z">
            <text:p/>
          </draw:path>
          <draw:frame draw:style-name="gr35" draw:text-style-name="P3" draw:layer="layout" svg:width="1.209cm" svg:height="0.671cm" svg:x="1.809cm" svg:y="14.706cm">
            <draw:text-box>
              <text:p><text:span text:style-name="T2">.vue</text:span></text:p>
            </draw:text-box>
          </draw:frame>
          <draw:frame draw:style-name="gr36" draw:text-style-name="P2" draw:layer="layout" svg:width="1.941cm" svg:height="0.809cm" svg:x="1.41cm" svg:y="13.677cm">
            <draw:text-box>
              <text:p><text:span text:style-name="T1">CiBase</text:span></text:p>
            </draw:text-box>
          </draw:frame>
        </draw:g>
        <draw:line draw:style-name="gr27" draw:text-style-name="P1" draw:layer="layout" svg:x1="4.2cm" svg:y1="14.3cm" svg:x2="3.4cm" svg:y2="14.3cm">
          <text:p/>
        </draw:line>
        <draw:custom-shape draw:style-name="gr8" draw:text-style-name="P1" draw:layer="layout" svg:width="1.998cm" svg:height="2cm" svg:x="7.011cm" svg:y="10.3cm">
          <text:p/>
          <draw:enhanced-geometry svg:viewBox="0 0 21600 21600" draw:mirror-vertical="true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2" draw:text-style-name="P1" draw:layer="layout" svg:width="2.001cm" svg:height="0.463cm" svg:x="7.009cm" svg:y="11.836cm" svg:viewBox="0 0 2002 464" svg:d="M2000 0c-1999 0-2000 0-2000 0 0 0 3 23 3 160 3 41 9 83 17 118 9 34 20 65 33 89 13 25 23 43 40 60s40 31 60 37c565-1 1699 0 1699 0 0 0 39-12 60-37 21-26 32-47 41-66s21-43 32-81c11-39 14-78 17-120 1-134-2-160-2-160z">
          <text:p/>
        </draw:path>
        <draw:frame draw:style-name="gr37" draw:text-style-name="P3" draw:layer="layout" svg:width="0.913cm" svg:height="0.665cm" svg:x="7.509cm" svg:y="11.735cm">
          <draw:text-box>
            <text:p><text:span text:style-name="T2">.ts</text:span></text:p>
          </draw:text-box>
        </draw:frame>
        <draw:frame draw:style-name="gr38" draw:text-style-name="P2" draw:layer="layout" svg:width="2.297cm" svg:height="1.712cm" svg:x="6.909cm" svg:y="10.192cm">
          <draw:text-box>
            <text:p text:style-name="P7"><text:span text:style-name="T1"><text:s text:c="5"/></text:span><text:span text:style-name="T1">Ci</text:span></text:p>
            <text:p text:style-name="P7"><text:span text:style-name="T1">Message</text:span></text:p>
            <text:p text:style-name="P7"><text:span text:style-name="T1"><text:s text:c="3"/></text:span><text:span text:style-name="T1">Store</text:span></text:p>
          </draw:text-box>
        </draw:frame>
        <draw:g>
          <draw:custom-shape draw:style-name="gr8" draw:text-style-name="P1" draw:layer="layout" svg:width="1.996cm" svg:height="2.01cm" svg:x="7.002cm" svg:y="13.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9" draw:text-style-name="P1" draw:layer="layout" svg:width="1.999cm" svg:height="0.485cm" svg:x="7cm" svg:y="14.833cm" svg:viewBox="0 0 2000 486" svg:d="M1998 0c-1997 0-1998 0-1998 0 0 0 3 24 3 168 3 42 9 86 17 122 9 37 20 67 33 94 13 26 23 43 40 62 17 18 40 34 60 40 564-1 1697 0 1697 0 0 0 39-13 60-40 21-26 32-49 41-69 9-21 21-44 32-85 11-40 14-81 17-124 1-141-2-168-2-168z">
            <text:p/>
          </draw:path>
          <draw:frame draw:style-name="gr39" draw:text-style-name="P3" draw:layer="layout" svg:width="1.209cm" svg:height="0.668cm" svg:x="7.4cm" svg:y="14.732cm">
            <draw:text-box>
              <text:p><text:span text:style-name="T2">.vue</text:span></text:p>
            </draw:text-box>
          </draw:frame>
        </draw:g>
        <draw:frame draw:style-name="gr40" draw:text-style-name="P2" draw:layer="layout" svg:width="2.195cm" svg:height="1.242cm" svg:x="6.901cm" svg:y="13.485cm">
          <draw:text-box>
            <text:p><text:span text:style-name="T1"><text:s/></text:span><text:span text:style-name="T1">CiMqtt</text:span></text:p>
            <text:p><text:span text:style-name="T1">Connect</text:span></text:p>
          </draw:text-box>
        </draw:frame>
        <draw:g>
          <draw:custom-shape draw:style-name="gr8" draw:text-style-name="P1" draw:layer="layout" svg:width="1.995cm" svg:height="2.01cm" svg:x="9.803cm" svg:y="13.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9" draw:text-style-name="P1" draw:layer="layout" svg:width="1.998cm" svg:height="0.485cm" svg:x="9.801cm" svg:y="14.833cm" svg:viewBox="0 0 1999 486" svg:d="M1997 0c-1996 0-1997 0-1997 0 0 0 3 24 3 168 3 42 9 86 17 122 9 37 20 67 33 94 13 26 23 43 40 62 17 18 40 34 60 40 564-1 1696 0 1696 0 0 0 39-13 60-40 21-26 32-49 41-69 9-21 21-44 32-85 11-40 14-81 17-124 1-141-2-168-2-168z">
            <text:p/>
          </draw:path>
          <draw:frame draw:style-name="gr41" draw:text-style-name="P3" draw:layer="layout" svg:width="1.209cm" svg:height="0.668cm" svg:x="10.201cm" svg:y="14.732cm">
            <draw:text-box>
              <text:p><text:span text:style-name="T2">.vue</text:span></text:p>
            </draw:text-box>
          </draw:frame>
        </draw:g>
        <draw:frame draw:style-name="gr40" draw:text-style-name="P2" draw:layer="layout" svg:width="2.034cm" svg:height="1.242cm" svg:x="9.802cm" svg:y="13.477cm">
          <draw:text-box>
            <text:p><text:span text:style-name="T1"><text:s/></text:span><text:span text:style-name="T1">CiMqtt</text:span></text:p>
            <text:p><text:span text:style-name="T1">Publish</text:span></text:p>
          </draw:text-box>
        </draw:frame>
        <draw:g>
          <draw:custom-shape draw:style-name="gr8" draw:text-style-name="P1" draw:layer="layout" svg:width="1.996cm" svg:height="2.01cm" svg:x="12.603cm" svg:y="13.29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9" draw:text-style-name="P1" draw:layer="layout" svg:width="1.999cm" svg:height="0.485cm" svg:x="12.601cm" svg:y="14.825cm" svg:viewBox="0 0 2000 486" svg:d="M1998 0c-1997 0-1998 0-1998 0 0 0 3 24 3 168 3 42 9 86 17 122 9 37 20 67 33 94 13 26 23 43 40 62 17 18 40 34 60 40 564-1 1697 0 1697 0 0 0 39-13 60-40 21-26 32-49 41-69 9-21 21-44 32-85 11-40 14-81 17-124 1-141-2-168-2-168z">
            <text:p/>
          </draw:path>
          <draw:frame draw:style-name="gr39" draw:text-style-name="P3" draw:layer="layout" svg:width="1.209cm" svg:height="0.668cm" svg:x="13.001cm" svg:y="14.724cm">
            <draw:text-box>
              <text:p><text:span text:style-name="T2">.vue</text:span></text:p>
            </draw:text-box>
          </draw:frame>
        </draw:g>
        <draw:frame draw:style-name="gr40" draw:text-style-name="P2" draw:layer="layout" svg:width="2.382cm" svg:height="1.242cm" svg:x="12.402cm" svg:y="13.477cm">
          <draw:text-box>
            <text:p><text:span text:style-name="T1"><text:s text:c="2"/></text:span><text:span text:style-name="T1">CiMqtt</text:span></text:p>
            <text:p><text:span text:style-name="T6">Subscribe</text:span></text:p>
          </draw:text-box>
        </draw:frame>
        <draw:g>
          <draw:custom-shape draw:style-name="gr42" draw:text-style-name="P1" draw:layer="layout" svg:width="1.998cm" svg:height="1.993cm" svg:x="15.402cm" svg:y="13.288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43" draw:text-style-name="P1" draw:layer="layout" svg:width="2.001cm" svg:height="0.481cm" svg:x="15.4cm" svg:y="14.808cm" svg:viewBox="0 0 2002 482" svg:d="M2000 0c-1999 0-2000 0-2000 0 0 0 3 24 3 167 3 41 9 85 17 121 9 36 20 66 33 93 13 26 23 43 40 61s40 34 60 40c565-1 1699 0 1699 0 0 0 39-13 60-40 21-25 32-48 41-68 9-21 21-44 32-84s14-81 17-123c1-140-2-167-2-167z">
            <text:p/>
          </draw:path>
          <draw:frame draw:style-name="gr44" draw:text-style-name="P3" draw:layer="layout" svg:width="1.209cm" svg:height="0.662cm" svg:x="15.8cm" svg:y="14.708cm">
            <draw:text-box>
              <text:p><text:span text:style-name="T2">.vue</text:span></text:p>
            </draw:text-box>
          </draw:frame>
        </draw:g>
        <draw:frame draw:style-name="gr11" draw:text-style-name="P2" draw:layer="layout" svg:width="1.48cm" svg:height="0.809cm" svg:x="15.701cm" svg:y="13.67cm">
          <draw:text-box>
            <text:p><text:span text:style-name="T1">App</text:span></text:p>
          </draw:text-box>
        </draw:frame>
        <draw:line draw:style-name="gr45" draw:text-style-name="P1" draw:layer="layout" svg:x1="6.2cm" svg:y1="11.3cm" svg:x2="7cm" svg:y2="11.3cm">
          <text:p/>
        </draw:line>
        <draw:polyline draw:style-name="gr46" draw:text-style-name="P1" draw:layer="layout" svg:width="4.599cm" svg:height="1.999cm" svg:x="9cm" svg:y="11.3cm" svg:viewBox="0 0 4600 2000" draw:points="4600,2000 4600,0 0,0">
          <text:p/>
        </draw:polyline>
        <draw:frame draw:style-name="gr47" draw:text-style-name="P6" draw:layer="layout" svg:width="3.5cm" svg:height="0.729cm" svg:x="9.7cm" svg:y="10.605cm">
          <draw:text-box>
            <text:p><text:span text:style-name="T5">clearMess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702-349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17T11:05:58.54</meta:creation-date>
    <dc:date>2021-12-19T08:41:10.05</dc:date>
    <meta:editing-duration>P1DT5H29M47S</meta:editing-duration>
    <meta:editing-cycles>63</meta:editing-cycles>
    <meta:generator>OpenOffice/4.1.9$Win32 OpenOffice.org_project/419m1$Build-9805</meta:generator>
    <dc:creator>Karl Hartinger</dc:creator>
    <meta:printed-by>Karl Hartinger</meta:printed-by>
    <meta:print-date>2021-12-18T13:55:59.66</meta:print-date>
    <meta:document-statistic meta:object-count="102"/>
  </office:meta>
</office:document-meta>
</file>